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T1" style:family="text">
      <style:text-properties fo:color="#000000" style:font-name="DejaVuSans" fo:font-size="10pt"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7.67cm" svg:height="7.671cm" svg:x="0.865cm" svg:y="0.1cm" svg:viewBox="0 0 7671 7672" draw:points="0,7672 7671,7672 7671,0 0,0">
          <text:p/>
        </draw:polygon>
        <draw:polygon draw:style-name="gr2" draw:text-style-name="P2" draw:layer="layout" svg:width="0cm" svg:height="0.122cm" svg:x="1.213cm" svg:y="7.771cm" svg:viewBox="0 0 0 123" draw:points="0,0 0,123">
          <text:p/>
        </draw:polygon>
        <draw:line draw:style-name="gr3" draw:text-style-name="P3" draw:layer="layout" svg:x1="1.213cm" svg:y1="7.771cm" svg:x2="1.213cm" svg:y2="7.894cm">
          <text:p/>
        </draw:line>
        <draw:polygon draw:style-name="gr2" draw:text-style-name="P2" draw:layer="layout" svg:width="0cm" svg:height="0.122cm" svg:x="2.608cm" svg:y="7.771cm" svg:viewBox="0 0 0 123" draw:points="0,0 0,123">
          <text:p/>
        </draw:polygon>
        <draw:line draw:style-name="gr3" draw:text-style-name="P3" draw:layer="layout" svg:x1="2.608cm" svg:y1="7.771cm" svg:x2="2.608cm" svg:y2="7.894cm">
          <text:p/>
        </draw:line>
        <draw:frame draw:style-name="gr4" draw:text-style-name="P5" draw:layer="layout" svg:width="0.561cm" svg:height="0.412cm" svg:x="0.933cm" svg:y="7.958cm">
          <draw:text-box>
            <text:p text:style-name="P4"><text:span text:style-name="T1">0.0</text:span></text:p>
          </draw:text-box>
        </draw:frame>
        <draw:polygon draw:style-name="gr2" draw:text-style-name="P2" draw:layer="layout" svg:width="0cm" svg:height="0.122cm" svg:x="4.003cm" svg:y="7.771cm" svg:viewBox="0 0 0 123" draw:points="0,0 0,123">
          <text:p/>
        </draw:polygon>
        <draw:line draw:style-name="gr3" draw:text-style-name="P3" draw:layer="layout" svg:x1="4.003cm" svg:y1="7.771cm" svg:x2="4.003cm" svg:y2="7.894cm">
          <text:p/>
        </draw:line>
        <draw:frame draw:style-name="gr4" draw:text-style-name="P5" draw:layer="layout" svg:width="0.561cm" svg:height="0.412cm" svg:x="2.328cm" svg:y="7.958cm">
          <draw:text-box>
            <text:p text:style-name="P4"><text:span text:style-name="T1">0.2</text:span></text:p>
          </draw:text-box>
        </draw:frame>
        <draw:polygon draw:style-name="gr2" draw:text-style-name="P2" draw:layer="layout" svg:width="0cm" svg:height="0.122cm" svg:x="5.397cm" svg:y="7.771cm" svg:viewBox="0 0 0 123" draw:points="0,0 0,123">
          <text:p/>
        </draw:polygon>
        <draw:line draw:style-name="gr3" draw:text-style-name="P3" draw:layer="layout" svg:x1="5.397cm" svg:y1="7.771cm" svg:x2="5.397cm" svg:y2="7.894cm">
          <text:p/>
        </draw:line>
        <draw:frame draw:style-name="gr4" draw:text-style-name="P5" draw:layer="layout" svg:width="0.561cm" svg:height="0.412cm" svg:x="3.723cm" svg:y="7.958cm">
          <draw:text-box>
            <text:p text:style-name="P4"><text:span text:style-name="T1">0.4</text:span></text:p>
          </draw:text-box>
        </draw:frame>
        <draw:polygon draw:style-name="gr2" draw:text-style-name="P2" draw:layer="layout" svg:width="0cm" svg:height="0.122cm" svg:x="6.792cm" svg:y="7.771cm" svg:viewBox="0 0 0 123" draw:points="0,0 0,123">
          <text:p/>
        </draw:polygon>
        <draw:line draw:style-name="gr3" draw:text-style-name="P3" draw:layer="layout" svg:x1="6.792cm" svg:y1="7.771cm" svg:x2="6.792cm" svg:y2="7.894cm">
          <text:p/>
        </draw:line>
        <draw:frame draw:style-name="gr4" draw:text-style-name="P5" draw:layer="layout" svg:width="0.561cm" svg:height="0.412cm" svg:x="5.117cm" svg:y="7.958cm">
          <draw:text-box>
            <text:p text:style-name="P4"><text:span text:style-name="T1">0.6</text:span></text:p>
          </draw:text-box>
        </draw:frame>
        <draw:polygon draw:style-name="gr2" draw:text-style-name="P2" draw:layer="layout" svg:width="0cm" svg:height="0.122cm" svg:x="8.187cm" svg:y="7.771cm" svg:viewBox="0 0 0 123" draw:points="0,0 0,123">
          <text:p/>
        </draw:polygon>
        <draw:line draw:style-name="gr3" draw:text-style-name="P3" draw:layer="layout" svg:x1="8.187cm" svg:y1="7.771cm" svg:x2="8.187cm" svg:y2="7.894cm">
          <text:p/>
        </draw:line>
        <draw:frame draw:style-name="gr4" draw:text-style-name="P5" draw:layer="layout" svg:width="0.561cm" svg:height="0.412cm" svg:x="6.512cm" svg:y="7.958cm">
          <draw:text-box>
            <text:p text:style-name="P4"><text:span text:style-name="T1">0.8</text:span></text:p>
          </draw:text-box>
        </draw:frame>
        <draw:polygon draw:style-name="gr2" draw:text-style-name="P2" draw:layer="layout" svg:width="0.123cm" svg:height="0cm" svg:x="0.741cm" svg:y="7.422cm" svg:viewBox="0 0 124 0" draw:points="124,0 0,0">
          <text:p/>
        </draw:polygon>
        <draw:line draw:style-name="gr3" draw:text-style-name="P3" draw:layer="layout" svg:x1="0.865cm" svg:y1="7.422cm" svg:x2="0.741cm" svg:y2="7.422cm">
          <text:p/>
        </draw:line>
        <draw:frame draw:style-name="gr4" draw:text-style-name="P5" draw:layer="layout" svg:width="0.561cm" svg:height="0.412cm" svg:x="7.907cm" svg:y="7.958cm">
          <draw:text-box>
            <text:p text:style-name="P4"><text:span text:style-name="T1">1.0</text:span></text:p>
          </draw:text-box>
        </draw:frame>
        <draw:polygon draw:style-name="gr2" draw:text-style-name="P2" draw:layer="layout" svg:width="0.123cm" svg:height="0cm" svg:x="0.741cm" svg:y="6.027cm" svg:viewBox="0 0 124 0" draw:points="124,0 0,0">
          <text:p/>
        </draw:polygon>
        <draw:line draw:style-name="gr3" draw:text-style-name="P3" draw:layer="layout" svg:x1="0.865cm" svg:y1="6.027cm" svg:x2="0.741cm" svg:y2="6.027cm">
          <text:p/>
        </draw:line>
        <draw:frame draw:style-name="gr4" draw:text-style-name="P5" draw:layer="layout" svg:width="0.561cm" svg:height="0.412cm" svg:x="0.057cm" svg:y="7.229cm">
          <draw:text-box>
            <text:p text:style-name="P4"><text:span text:style-name="T1">0.0</text:span></text:p>
          </draw:text-box>
        </draw:frame>
        <draw:polygon draw:style-name="gr2" draw:text-style-name="P2" draw:layer="layout" svg:width="0.123cm" svg:height="0cm" svg:x="0.741cm" svg:y="4.632cm" svg:viewBox="0 0 124 0" draw:points="124,0 0,0">
          <text:p/>
        </draw:polygon>
        <draw:line draw:style-name="gr3" draw:text-style-name="P3" draw:layer="layout" svg:x1="0.865cm" svg:y1="4.632cm" svg:x2="0.741cm" svg:y2="4.632cm">
          <text:p/>
        </draw:line>
        <draw:frame draw:style-name="gr4" draw:text-style-name="P5" draw:layer="layout" svg:width="0.561cm" svg:height="0.412cm" svg:x="0.057cm" svg:y="5.834cm">
          <draw:text-box>
            <text:p text:style-name="P4"><text:span text:style-name="T1">0.2</text:span></text:p>
          </draw:text-box>
        </draw:frame>
        <draw:polygon draw:style-name="gr2" draw:text-style-name="P2" draw:layer="layout" svg:width="0.123cm" svg:height="0cm" svg:x="0.741cm" svg:y="3.238cm" svg:viewBox="0 0 124 0" draw:points="124,0 0,0">
          <text:p/>
        </draw:polygon>
        <draw:line draw:style-name="gr3" draw:text-style-name="P3" draw:layer="layout" svg:x1="0.865cm" svg:y1="3.238cm" svg:x2="0.741cm" svg:y2="3.238cm">
          <text:p/>
        </draw:line>
        <draw:frame draw:style-name="gr4" draw:text-style-name="P5" draw:layer="layout" svg:width="0.561cm" svg:height="0.412cm" svg:x="0.057cm" svg:y="4.44cm">
          <draw:text-box>
            <text:p text:style-name="P4"><text:span text:style-name="T1">0.4</text:span></text:p>
          </draw:text-box>
        </draw:frame>
        <draw:polygon draw:style-name="gr2" draw:text-style-name="P2" draw:layer="layout" svg:width="0.123cm" svg:height="0cm" svg:x="0.741cm" svg:y="1.843cm" svg:viewBox="0 0 124 0" draw:points="124,0 0,0">
          <text:p/>
        </draw:polygon>
        <draw:line draw:style-name="gr3" draw:text-style-name="P3" draw:layer="layout" svg:x1="0.865cm" svg:y1="1.843cm" svg:x2="0.741cm" svg:y2="1.843cm">
          <text:p/>
        </draw:line>
        <draw:frame draw:style-name="gr4" draw:text-style-name="P5" draw:layer="layout" svg:width="0.561cm" svg:height="0.412cm" svg:x="0.057cm" svg:y="3.045cm">
          <draw:text-box>
            <text:p text:style-name="P4"><text:span text:style-name="T1">0.6</text:span></text:p>
          </draw:text-box>
        </draw:frame>
        <draw:polygon draw:style-name="gr2" draw:text-style-name="P2" draw:layer="layout" svg:width="0.123cm" svg:height="0cm" svg:x="0.741cm" svg:y="0.448cm" svg:viewBox="0 0 124 0" draw:points="124,0 0,0">
          <text:p/>
        </draw:polygon>
        <draw:line draw:style-name="gr3" draw:text-style-name="P3" draw:layer="layout" svg:x1="0.865cm" svg:y1="0.448cm" svg:x2="0.741cm" svg:y2="0.448cm">
          <text:p/>
        </draw:line>
        <draw:frame draw:style-name="gr4" draw:text-style-name="P5" draw:layer="layout" svg:width="0.561cm" svg:height="0.412cm" svg:x="0.057cm" svg:y="1.65cm">
          <draw:text-box>
            <text:p text:style-name="P4"><text:span text:style-name="T1">0.8</text:span></text:p>
          </draw:text-box>
        </draw:frame>
        <draw:polyline draw:style-name="gr5" draw:text-style-name="P3" draw:layer="layout" svg:width="6.974cm" svg:height="6.974cm" svg:x="1.213cm" svg:y="0.448cm" svg:viewBox="0 0 6975 6975" draw:points="0,6975 71,6961 141,6899 212,6765 282,6625 352,6541 423,6496 493,6457 564,6382 634,6211 705,6031 775,5909 846,5836 916,5799 986,5785 1057,5782 1127,5781 1198,5779 1268,5776 1339,5771 1409,5764 1479,5754 1550,5740 1620,5723 1691,5700 1761,5672 1832,5638 1902,5597 1973,5549 2043,5493 2113,5430 2184,5359 2254,5279 2325,5191 2395,5092 2466,4985 2536,4873 2607,4760 2677,4641 2747,4508 2818,4371 2888,4241 2959,4119 3029,3995 3100,3863 3170,3724 3240,3582 3311,3440 3381,3303 3452,3173 3522,3048 3593,2919 3663,2788 3734,2660 3804,2537 3874,2424 3945,2321 4015,2225 4086,2136 4156,2046 4227,1954 4297,1861 4367,1771 4438,1686 4508,1608 4579,1538 4649,1477 4720,1428 4790,1387 4861,1353 4931,1324 5001,1298 5072,1275 5142,1256 5213,1240 5283,1226 5354,1215 5424,1206 5494,1200 5565,1195 5635,1191 5706,1187 5776,1184 5847,1179 5917,1166 5988,1133 6058,1064 6128,947 6200,779 6270,625 6341,546 6411,520 6482,501 6552,465 6623,397 6693,283 6763,153 6834,55 6904,12 6975,0">
          <text:p/>
        </draw:polyline>
        <draw:polyline draw:style-name="gr6" draw:text-style-name="P3" draw:layer="layout" svg:width="6.974cm" svg:height="6.974cm" svg:x="1.213cm" svg:y="0.448cm" svg:viewBox="0 0 6975 6975" draw:points="0,6975 71,6958 141,6936 212,6907 282,6866 352,6811 423,6736 493,6645 564,6564 634,6507 705,6471 775,6445 846,6422 916,6394 986,6357 1057,6305 1127,6233 1198,6140 1268,6037 1339,5940 1409,5866 1479,5823 1550,5798 1620,5780 1691,5764 1761,5749 1832,5731 1902,5698 1973,5629 2043,5512 2113,5374 2184,5240 2254,5110 2325,4985 2395,4866 2466,4755 2536,4653 2607,4559 2677,4474 2747,4395 2818,4322 2888,4252 2959,4182 3029,4112 3100,4044 3170,3978 3240,3913 3311,3850 3381,3788 3452,3725 3522,3663 3593,3598 3663,3532 3734,3464 3804,3396 3874,3327 3945,3256 4015,3181 4086,3102 4156,3018 4227,2927 4297,2831 4367,2732 4438,2633 4508,2534 4579,2427 4649,2307 4720,2167 4790,2005 4861,1825 4931,1648 5001,1511 5072,1434 5142,1395 5213,1374 5283,1356 5354,1340 5424,1324 5494,1307 5565,1286 5635,1234 5706,1126 5776,993 5847,877 5917,794 5988,734 6058,690 6128,654 6200,617 6270,573 6341,515 6411,442 6482,358 6552,268 6623,183 6693,116 6763,70 6834,39 6904,17 6975,0">
          <text:p/>
        </draw:polyline>
        <draw:polyline draw:style-name="gr7" draw:text-style-name="P3" draw:layer="layout" svg:width="6.974cm" svg:height="6.974cm" svg:x="1.213cm" svg:y="0.448cm" svg:viewBox="0 0 6975 6975" draw:points="0,6975 71,6695 141,6511 212,6411 282,6364 352,6341 423,6321 493,6300 564,6277 634,6254 705,6230 775,6205 846,6178 916,6152 986,6124 1057,6094 1127,6054 1198,5996 1268,5912 1339,5802 1409,5680 1479,5565 1550,5479 1620,5430 1691,5394 1761,5343 1832,5251 1902,5094 1973,4884 2043,4684 2113,4538 2184,4430 2254,4338 2325,4257 2395,4183 2466,4115 2536,4051 2607,3990 2677,3932 2747,3877 2818,3825 2888,3777 2959,3733 3029,3693 3100,3656 3170,3619 3240,3583 3311,3545 3381,3506 3452,3466 3522,3426 3593,3386 3663,3345 3734,3304 3804,3263 3874,3223 3945,3183 4015,3143 4086,3101 4156,3056 4227,3009 4297,2958 4367,2903 4438,2843 4508,2778 4579,2705 4649,2626 4720,2538 4790,2441 4861,2332 4931,2201 5001,2036 5072,1858 5142,1699 5213,1575 5283,1492 5354,1433 5424,1353 5494,1253 5565,1173 5635,1124 5706,1088 5776,1052 5847,1015 5917,979 5988,944 6058,912 6128,882 6200,854 6270,828 6341,803 6411,780 6482,757 6552,734 6623,709 6693,679 6763,641 6834,553 6904,334 6975,0">
          <text:p/>
        </draw:polyline>
        <draw:line draw:style-name="gr8" draw:text-style-name="P3" draw:layer="layout" svg:x1="0.865cm" svg:y1="7.771cm" svg:x2="0.865cm" svg:y2="0.1cm">
          <text:p/>
        </draw:line>
        <draw:line draw:style-name="gr8" draw:text-style-name="P3" draw:layer="layout" svg:x1="8.535cm" svg:y1="7.771cm" svg:x2="8.535cm" svg:y2="0.1cm">
          <text:p/>
        </draw:line>
        <draw:line draw:style-name="gr8" draw:text-style-name="P3" draw:layer="layout" svg:x1="0.865cm" svg:y1="7.771cm" svg:x2="8.535cm" svg:y2="7.771cm">
          <text:p/>
        </draw:line>
        <draw:line draw:style-name="gr8" draw:text-style-name="P3" draw:layer="layout" svg:x1="0.865cm" svg:y1="0.1cm" svg:x2="8.535cm" svg:y2="0.1cm">
          <text:p/>
        </draw:line>
        <draw:frame draw:style-name="gr4" draw:text-style-name="P5" draw:layer="layout" svg:width="0.561cm" svg:height="0.412cm" svg:x="0.057cm" svg:y="0.255cm">
          <draw:text-box>
            <text:p text:style-name="P4"><text:span text:style-name="T1">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636cm" fo:page-height="8.6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08-10T19:28:02.211911308</dc:date>
    <meta:editing-duration>PT52S</meta:editing-duration>
    <meta:editing-cycles>1</meta:editing-cycles>
    <meta:document-statistic meta:object-count="44"/>
    <meta:generator>LibreOffice/6.0.7.3$Linux_X86_64 LibreOffice_project/00m0$Build-3</meta:generator>
  </office:meta>
</office:document-meta>
</file>